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2.7cm" table:align="left"/>
    </style:style>
    <style:style style:name="Tableau1.A" style:family="table-column">
      <style:table-column-properties style:column-width="5.133cm"/>
    </style:style>
    <style:style style:name="Tableau1.B" style:family="table-column">
      <style:table-column-properties style:column-width="5.054cm"/>
    </style:style>
    <style:style style:name="Tableau1.C" style:family="table-column">
      <style:table-column-properties style:column-width="2.514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2.674cm" table:align="left"/>
    </style:style>
    <style:style style:name="Tableau2.A" style:family="table-column">
      <style:table-column-properties style:column-width="1.376cm"/>
    </style:style>
    <style:style style:name="Tableau2.B" style:family="table-column">
      <style:table-column-properties style:column-width="1.244cm"/>
    </style:style>
    <style:style style:name="Tableau2.C" style:family="table-column">
      <style:table-column-properties style:column-width="10.054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349cm"/>
    </style:style>
    <style:style style:name="P1" style:family="paragraph" style:parent-style-name="Table_20_Contents">
      <style:text-properties style:font-name="DejaVu Serif" fo:font-size="10pt" style:font-name-asian="DejaVu Serif" style:font-size-asian="10pt" style:font-name-complex="DejaVu Serif" style:font-size-complex="10pt"/>
    </style:style>
    <style:style style:name="P2" style:family="paragraph" style:parent-style-name="Table_20_Contents">
      <style:text-properties style:font-name="DejaVu Serif" fo:font-size="4pt" style:font-name-asian="DejaVu Serif" style:font-size-asian="4pt" style:font-name-complex="DejaVu Serif" style:font-size-complex="4pt"/>
    </style:style>
    <style:style style:name="P3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5.662cm" fo:margin-right="0cm" fo:text-indent="0cm" style:auto-text-indent="false">
        <style:tab-stops>
          <style:tab-stop style:position="-5.662cm"/>
          <style:tab-stop style:position="-5.161cm"/>
          <style:tab-stop style:position="-4.662cm"/>
          <style:tab-stop style:position="-4.163cm"/>
          <style:tab-stop style:position="-3.662cm"/>
          <style:tab-stop style:position="-3.163cm"/>
          <style:tab-stop style:position="-2.662cm"/>
          <style:tab-stop style:position="-2.163cm"/>
          <style:tab-stop style:position="-1.662cm"/>
          <style:tab-stop style:position="-1.162cm"/>
          <style:tab-stop style:position="-0.661cm"/>
          <style:tab-stop style:position="-0.162cm"/>
          <style:tab-stop style:position="0.339cm"/>
          <style:tab-stop style:position="0.838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4pt" fo:font-style="normal" fo:text-shadow="none" style:text-underline-style="none" fo:font-weight="normal" style:font-name-asian="DejaVu Serif" style:font-size-asian="4pt" style:font-style-asian="normal" style:font-weight-asian="normal" style:font-name-complex="DejaVu Serif" style:font-size-complex="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4pt" fo:font-style="normal" fo:text-shadow="none" style:text-underline-style="none" fo:font-weight="normal" style:font-name-asian="DejaVu Serif" style:font-size-asian="4pt" style:font-style-asian="normal" style:font-weight-asian="normal" style:font-name-complex="DejaVu Serif" style:font-size-complex="4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text-indent="0cm" style:auto-text-indent="false" fo:break-before="column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Frame_20_contents">
      <style:text-properties fo:font-size="10pt" style:font-size-asian="10pt" style:font-size-complex="10pt"/>
    </style:style>
    <style:style style:name="P13" style:family="paragraph" style:parent-style-name="Standard">
      <style:paragraph-properties fo:margin-left="7.144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gepi" fo:font-size="12pt" style:font-size-asian="12pt" style:font-size-complex="12pt"/>
    </style:style>
    <style:style style:name="T4" style:family="text">
      <style:text-properties officeooo:rsid="0016868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>[eleves;block=begin]</text:p>
        <text:p text:style-name="P3"><draw:frame draw:style-name="fr1" draw:name="Cadre1" text:anchor-type="paragraph" svg:x="0.3cm" svg:y="0.18cm" svg:width="4.076cm" draw:z-index="0"><draw:text-box fo:min-height="3.865cm"><text:p text:style-name="P12">[eleves.etab]</text:p><text:p text:style-name="P12">académie de [eleves.acad]</text:p><text:p text:style-name="P12">[eleves.adr1]</text:p><text:p text:style-name="P12">[eleves.cp] [eleves.ville]</text:p></draw:text-box></draw:frame></text:p>
        <text:p text:style-name="P3"/>
        <text:p text:style-name="P3"/>
        <text:p text:style-name="P3"/>
        <text:p text:style-name="P3">Le <text:date style:data-style-name="N106" text:date-value="2016-07-20T16:23:35.020154183">mercredi 20/07/2016</text:date></text:p>
        <text:p text:style-name="P3"/>
        <text:p text:style-name="P3"/>
        <text:p text:style-name="P3"/>
        <text:p text:style-name="P3">ANNEE : [eleves.annee]</text:p>
        <text:p text:style-name="P3"/>
        <text:p text:style-name="P3"/>
        <text:p text:style-name="P3"><text:span text:style-name="T4">Point de mi-période</text:span> :</text:p>
        <text:p text:style-name="P4"><text:tab/><text:tab/><text:tab/>1<text:span text:style-name="T2">er</text:span><text:tab/><text:tab/>[eleves.per.1; if [val]='X'; then <text:span text:style-name="T3">X</text:span> ; else <text:span text:style-name="T3">0</text:span>]</text:p>
        <text:p text:style-name="P4"><text:tab/><text:tab/><text:tab/>2<text:span text:style-name="T2">ème</text:span><text:tab/>[eleves.per.2; if [val]='X'; then <text:span text:style-name="T3">X</text:span> ; else <text:span text:style-name="T3">0</text:span>]</text:p>
        <text:p text:style-name="P4"><text:tab/><text:tab/><text:tab/>3<text:span text:style-name="T2">ème</text:span><text:tab/>[eleves.per.3; if [val]='X'; then <text:span text:style-name="T3">X</text:span> ; else <text:span text:style-name="T3">0</text:span>]</text:p>
        <text:p text:style-name="P5"/>
        <text:p text:style-name="P5"/>
        <text:p text:style-name="P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5">NOM : [eleves.nom]</text:p>
            </table:table-cell>
            <table:table-cell table:style-name="Tableau1.A1" office:value-type="string">
              <text:p text:style-name="P5">Prénom : [eleves.prenom]</text:p>
            </table:table-cell>
            <table:table-cell table:style-name="Tableau1.A1" office:value-type="string">
              <text:p text:style-name="P1">Classe : <text:span text:style-name="T1"><text:s/>[eleves.classe]</text:span></text:p>
            </table:table-cell>
          </table:table-row>
        </table:table>
        <text:p text:style-name="P5"/>
        <text:p text:style-name="P5"/>
        <text:p text:style-name="P6">Madame, Monsieur,</text:p>
        <text:p text:style-name="P6"/>
        <text:p text:style-name="P6">Suite <text:span text:style-name="T4">à l'étude de la première moitié de période </text:span>de votre enfant, une sanction a été décidée par l'ensemble de la communauté éducative :</text:p>
        <text:p text:style-name="P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P1"/>
            </table:table-cell>
            <table:table-cell table:style-name="Tableau2.A1" office:value-type="string">
              <text:p text:style-name="P8">[eleves.ita.1; if [val]='X'; then <text:span text:style-name="T3">X</text:span> ; else <text:span text:style-name="T3">0</text:span>]</text:p>
            </table:table-cell>
            <table:table-cell table:style-name="Tableau2.A1" office:value-type="string">
              <text:p text:style-name="P7">Avertissement travail</text:p>
            </table:table-cell>
          </table:table-row>
          <table:table-row table:style-name="Tableau2.2">
            <table:table-cell table:style-name="Tableau2.A1" office:value-type="string">
              <text:p text:style-name="P2"/>
            </table:table-cell>
            <table:table-cell table:style-name="Tableau2.A1" office:value-type="string">
              <text:p text:style-name="P9"/>
            </table:table-cell>
            <table:table-cell table:style-name="Tableau2.A1" office:value-type="string">
              <text:p text:style-name="P10"/>
            </table:table-cell>
          </table:table-row>
          <table:table-row>
            <table:table-cell table:style-name="Tableau2.A1" office:value-type="string">
              <text:p text:style-name="P1"/>
            </table:table-cell>
            <table:table-cell table:style-name="Tableau2.A1" office:value-type="string">
              <text:p text:style-name="P8">[eleves.ita.2; if [val]='X'; then <text:span text:style-name="T3">X</text:span> ; else <text:span text:style-name="T3">0</text:span>]</text:p>
            </table:table-cell>
            <table:table-cell table:style-name="Tableau2.A1" office:value-type="string">
              <text:p text:style-name="P7">Avertissement conduite</text:p>
            </table:table-cell>
          </table:table-row>
        </table:table>
        <text:p text:style-name="P6"/>
        <text:p text:style-name="P7"/>
        <text:p text:style-name="P13">Le Principal,</text:p>
        <text:p text:style-name="P13">Le Principal adjoint,</text:p>
        <text:p text:style-name="P13"/>
        <text:p text:style-name="P5"/>
        <text:p text:style-name="P5"/>
        <text:p text:style-name="P5"/>
        <text:p text:style-name="P11"><text:soft-page-break/>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27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20:07</meta:creation-date>
    <dc:date>2016-07-20T16:23:34.914869580</dc:date>
    <meta:editing-duration>PT53M56S</meta:editing-duration>
    <meta:editing-cycles>23</meta:editing-cycles>
    <meta:generator>LibreOffice/4.3.3.2$Linux_x86 LibreOffice_project/430m0$Build-2</meta:generator>
    <meta:document-statistic meta:table-count="2" meta:image-count="0" meta:object-count="0" meta:page-count="2" meta:paragraph-count="23" meta:word-count="106" meta:character-count="726" meta:non-whitespace-character-count="632"/>
  </office:meta>
</office:document-meta>
</file>